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2.041cm" style:rel-column-width="7038*"/>
    </style:style>
    <style:style style:name="Tableau1.B" style:family="table-column">
      <style:table-column-properties style:column-width="16.96cm" style:rel-column-width="58497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padding="0.049cm" fo:border="0.06pt solid #0000cc" style:shadow="none"/>
      <style:text-properties fo:color="#004586" style:font-name="Verdana" fo:font-size="9pt" style:font-size-asian="9pt" style:font-size-complex="9pt"/>
    </style:style>
    <style:style style:name="P2" style:family="paragraph" style:parent-style-name="Standard">
      <style:paragraph-properties fo:padding="0.049cm" fo:border="0.06pt solid #0000cc" style:shadow="none"/>
      <style:text-properties fo:color="#004586" style:font-name="Verdana"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text-properties style:font-name="Verdana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fo:color="#004586" style:font-name="Verdana" fo:font-size="13pt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PROJET EQUIDA</text:p>
          </table:table-cell>
          <table:covered-table-cell/>
        </table:table-row>
        <table:table-row>
          <table:table-cell table:style-name="Tableau1.A2" office:value-type="string">
            <text:p text:style-name="P3">A2</text:p>
          </table:table-cell>
          <table:table-cell table:style-name="Tableau1.B2" office:value-type="string">
            <text:p text:style-name="P3">Diagramme de cas d'utilisation.</text:p>
          </table:table-cell>
        </table:table-row>
      </table:table>
      <text:p text:style-name="Standard"/>
      <text:p text:style-name="P2">Travail à faire : </text:p>
      <text:p text:style-name="P2"/>
      <text:p text:style-name="P1">- Faites évoluer le diagramme de cas d'utilisation de l'application planning</text:p>
      <text:p text:style-name="P1"/>
      <text:p text:style-name="P1">- Réaliser le diagramme de cas d'utilisation complet de la partie de l'application permettant de gérer les ventes aux enchères.</text:p>
      <text:p text:style-name="P1"/>
      <text:p text:style-name="P1">- compléter le document de spécifications fonctionnell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 A</meta:initial-creator>
    <meta:creation-date>2017-06-13T11:19:12.34</meta:creation-date>
    <dc:date>2017-06-13T11:22:03.63</dc:date>
    <dc:creator>Z A</dc:creator>
    <meta:editing-duration>PT2M50S</meta:editing-duration>
    <meta:editing-cycles>3</meta:editing-cycles>
    <meta:generator>LibreOffice/6.1.0.3$Windows_X86_64 LibreOffice_project/efb621ed25068d70781dc026f7e9c5187a4decd1</meta:generator>
    <meta:document-statistic meta:table-count="1" meta:image-count="0" meta:object-count="0" meta:page-count="1" meta:paragraph-count="7" meta:word-count="49" meta:character-count="323" meta:non-whitespace-character-count="280"/>
  </office:meta>
</office:document-meta>
</file>